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Tableau2" style:family="table">
      <style:table-properties style:width="6.5in" fo:break-before="auto" fo:break-after="auto" table:align="margins" style:writing-mode="lr-tb"/>
    </style:style>
    <style:style style:name="Tableau2.A" style:family="table-column">
      <style:table-column-properties style:column-width="2.1667in" style:rel-column-width="21845*"/>
    </style:style>
    <style:style style:name="Tableau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382in" fo:border="0.05pt solid #000000"/>
    </style:style>
    <style:style style:name="P1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</style:style>
    <style:style style:name="P3" style:family="paragraph" style:parent-style-name="Standard">
      <style:paragraph-properties fo:margin-left="0in" fo:margin-right="0in" fo:margin-top="0in" fo:margin-bottom="0in" fo:line-height="100%" fo:text-align="end" style:justify-single-word="false" fo:text-indent="0in" style:auto-text-indent="false" fo:break-before="auto" fo:break-after="auto" style:writing-mode="lr-tb"/>
    </style:style>
    <style:style style:name="P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" style:family="paragraph" style:parent-style-name="Standard">
      <style:paragraph-properties fo:margin-top="0in" fo:margin-bottom="0in" fo:break-before="auto" fo:break-after="auto" style:writing-mode="lr-tb"/>
    </style:style>
    <style:style style:name="P6" style:family="paragraph" style:parent-style-name="Heading_20_2">
      <style:paragraph-properties fo:break-before="auto" fo:break-after="auto" style:writing-mode="lr-tb"/>
    </style:style>
    <style:style style:name="P7" style:family="paragraph" style:parent-style-name="Heading_20_2">
      <style:paragraph-properties style:writing-mode="lr-tb"/>
    </style:style>
    <style:style style:name="P8" style:family="paragraph" style:parent-style-name="Standard" style:list-style-name="LS1">
      <style:paragraph-properties fo:margin-top="0in" fo:margin-bottom="0in" fo:break-before="auto" fo:break-after="auto" style:writing-mode="lr-tb"/>
    </style:style>
    <style:style style:name="P9" style:family="paragraph" style:parent-style-name="Standard" style:list-style-name="LS2">
      <style:paragraph-properties fo:margin-top="0in" fo:margin-bottom="0in" fo:break-before="auto" fo:break-after="auto" style:writing-mode="lr-tb"/>
    </style:style>
    <style:style style:name="P10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</style:style>
    <style:style style:name="P11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12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</style:style>
    <style:style style:name="P13" style:family="paragraph" style:parent-style-name="Standard">
      <style:paragraph-properties fo:margin-left="0in" fo:margin-right="0in" fo:margin-top="0in" fo:margin-bottom="0in" fo:line-height="100%" fo:text-align="end" style:justify-single-word="false" fo:text-indent="0in" style:auto-text-indent="false" fo:break-before="auto" fo:break-after="auto" style:writing-mode="lr-tb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99" style:text-underline-style="solid" style:text-underline-width="auto" style:text-underline-color="font-color"/>
    </style:style>
    <style:style style:name="T3" style:family="text">
      <style:text-properties style:font-name="Consolas" style:font-name-asian="Consolas" style:font-name-complex="Consolas"/>
    </style:style>
    <style:style style:name="T4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1"><text:span text:style-name="T1">Wassim Chegham</text:span></text:p>
            <text:p text:style-name="P10"><text:span text:style-name="T1">Gurval Le Bouter</text:span></text:p>
          </table:table-cell>
          <table:table-cell table:style-name="Tableau2.A1" office:value-type="string">
            <text:p text:style-name="P2"><text:span text:style-name="T1">DOP - Compte rendu du TP OpenLaszlo - Compteur</text:span></text:p>
          </table:table-cell>
          <table:table-cell table:style-name="Tableau2.C1" office:value-type="string">
            <text:p text:style-name="P3"><text:span text:style-name="T1">M2 MITIC</text:span></text:p>
          </table:table-cell>
        </table:table-row>
      </table:table>
      <text:h text:style-name="P7" text:outline-level="10"><text:bookmark-start text:name="h.fotcm7vmc8yx"/>Logiciels<text:bookmark-end text:name="h.fotcm7vmc8yx"/> utilisés</text:h>
      <text:p text:style-name="P5">OpenLazslo: la dernière version stable, soit la 4.9.0. </text:p>
      <text:p text:style-name="P5">L’éditeur XML d’Eclipse, et non pas l’IDE d’OpenLaszlo (voir problèmes rencontrés).</text:p>
      <text:h text:style-name="P6" text:outline-level="10"><text:bookmark-start text:name="h.vb9n3rr035h4"/>Problèmes<text:bookmark-end text:name="h.vb9n3rr035h4"/> rencontrés</text:h>
      <text:p text:style-name="P5">La version fourni dans le share était plus ancienne et posait des souci lors de l’installation, nous avons donc préféré utilisé la dernière version stable. Ceci à posé deux problèmes:</text:p>
      <text:list xml:id="list1462596642" text:style-name="LS1">
        <text:list-item>
          <text:p text:style-name="P8">Le plugin Eclipse pour éditer les fichiers lzx n’est plus supporté, nous avons donc utilisé l’éditeur XML standard. Nous n’avons pu bénéficier notamment de l'auto-complétion.</text:p>
        </text:list-item>
      </text:list>
      <text:list xml:id="list1844437782" text:style-name="LS2">
        <text:list-item>
          <text:p text:style-name="P9">Le code ayant évolué entre la version du TP et la dernière version stable, le code fourni dans le TP <text:s/>n’était plus compatible.</text:p>
        </text:list-item>
      </text:list>
      <text:h text:style-name="P6" text:outline-level="10"><text:bookmark-start text:name="h.9bzg8uhr1i1g"/>Installation<text:bookmark-end text:name="h.9bzg8uhr1i1g"/> de l’environement</text:h>
      <text:p text:style-name="P4">Les instruction suivantes ont été réalisées dans un environnement GNU/Linux. Télécharger <text:s/>l’archive de la version Linux/Unix sur le site: <text:a xlink:type="simple" xlink:href="http://www.openlaszlo.org/download"><text:span text:style-name="T2">http</text:span></text:a><text:a xlink:type="simple" xlink:href="http://www.openlaszlo.org/download"><text:span text:style-name="T2">://</text:span></text:a><text:a xlink:type="simple" xlink:href="http://www.openlaszlo.org/download"><text:span text:style-name="T2">www</text:span></text:a><text:a xlink:type="simple" xlink:href="http://www.openlaszlo.org/download"><text:span text:style-name="T2">.</text:span></text:a><text:a xlink:type="simple" xlink:href="http://www.openlaszlo.org/download"><text:span text:style-name="T2">openlaszlo</text:span></text:a><text:a xlink:type="simple" xlink:href="http://www.openlaszlo.org/download"><text:span text:style-name="T2">.</text:span></text:a><text:a xlink:type="simple" xlink:href="http://www.openlaszlo.org/download"><text:span text:style-name="T2">org</text:span></text:a><text:a xlink:type="simple" xlink:href="http://www.openlaszlo.org/download"><text:span text:style-name="T2">/</text:span></text:a><text:a xlink:type="simple" xlink:href="http://www.openlaszlo.org/download"><text:span text:style-name="T2">download</text:span></text:a> puis l’extraire. Elle contient un serveur Apache et une application OpenLaszlo préinstallée. Définir la variable d'environnement <text:s/>$JAVA_HOME pour la faire pointer vers le répertoire du JDK. Le script pour lancer le serveur Tomcat se trouve dans le répertoire &lt;openlazslo&gt;/lps-x.x.x/Server/tomcat-x.x.x/bin/startup.sh . Les fichiers OpenLaszlo se trouve dans le répertoire &lt;openlazslo&gt;/lps-x.x.x/Server/lps-x.x.x/my-apps et sont accessibles via l’url localhost:8080/lps-4.9.0/my-apps/mon_fichier.lzx . Les fichiers sont recompilés à chaque nouvelle requête.</text:p>
      <text:h text:style-name="P6" text:outline-level="10"><text:bookmark-start text:name="h.c6hp4zt0umg2"/>Questions<text:bookmark-end text:name="h.c6hp4zt0umg2"/></text:h>
      <text:p text:style-name="P5">Les questions étant facile à traiter, nous allons juste expliquer les problèmes rencontrés et les choix effectués.</text:p>
      <text:p text:style-name="P5">Le fichier compteur.lzx fourni contenait du code “<text:span text:style-name="T3">&lt;</text:span><text:span text:style-name="T3">method</text:span><text:span text:style-name="T3"> </text:span><text:span text:style-name="T3">event</text:span><text:span text:style-name="T3">="</text:span><text:span text:style-name="T3">onclick</text:span><text:span text:style-name="T3">"&gt;</text:span>” pour gérer les évenements. Ceci n’est plus compatible dans les dernières versions d’OpenLaszlo. Il faut utiliser des <text:span text:style-name="T4">handlers</text:span>: “<text:span text:style-name="T3">&lt;</text:span><text:span text:style-name="T3">handler</text:span><text:span text:style-name="T3"> </text:span><text:span text:style-name="T3">name</text:span><text:span text:style-name="T3">="</text:span><text:span text:style-name="T3">onclick</text:span><text:span text:style-name="T3">"&gt;</text:span>”.</text:p>
      <text:p text:style-name="P5">Dans notre code, Nous avons préféré ajouter des <text:span text:style-name="T4">id</text:span> à nos objets afin de pouvoir les utiliser facilement, au lieu de les appeler via des <text:span text:style-name="T3">parent</text:span><text:span text:style-name="T3">.</text:span><text:span text:style-name="T3">parent</text:span><text:span text:style-name="T3">...</text:span> Ce qui facilite grandement la lecture du c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 Light" style:font-size-asian="14pt" style:font-name-complex="DejaVu Sans Ligh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2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2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2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/>
    <meta:initial-creator/>
    <meta:editing-cycles>2</meta:editing-cycles>
    <meta:document-statistic meta:table-count="1" meta:image-count="0" meta:object-count="0" meta:page-count="1" meta:paragraph-count="17" meta:word-count="287" meta:character-count="2056" meta:non-whitespace-character-count="1784"/>
    <dc:date>2012-01-18T12:03:16</dc:date>
    <meta:editing-duration>PT23S</meta:editing-duration>
  </office:meta>
</office:document-meta>
</file>